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21.15pt"/>
    </style:style>
    <style:style style:name="co2" style:family="table-column">
      <style:table-column-properties fo:break-before="auto" style:column-width="118.15pt"/>
    </style:style>
    <style:style style:name="co3" style:family="table-column">
      <style:table-column-properties fo:break-before="auto" style:column-width="124.21pt"/>
    </style:style>
    <style:style style:name="co4" style:family="table-column">
      <style:table-column-properties fo:break-before="auto" style:column-width="102.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76.76pt"/>
    </style:style>
    <style:style style:name="co7" style:family="table-column">
      <style:table-column-properties fo:break-before="auto" style:column-width="108.54pt"/>
    </style:style>
    <style:style style:name="co8" style:family="table-column">
      <style:table-column-properties fo:break-before="auto" style:column-width="106.5pt"/>
    </style:style>
    <style:style style:name="co9" style:family="table-column">
      <style:table-column-properties fo:break-before="auto" style:column-width="78.24pt"/>
    </style:style>
    <style:style style:name="co10" style:family="table-column">
      <style:table-column-properties fo:break-before="auto" style:column-width="113.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5" table:default-cell-style-name="ce3"/>
        <table:table-column table:style-name="co6" table:number-columns-repeated="3" table:default-cell-style-name="ce3"/>
        <table:table-column table:style-name="co7" table:default-cell-style-name="ce3"/>
        <table:table-column table:style-name="co8" table:default-cell-style-name="ce3"/>
        <table:table-column table:style-name="co5" table:default-cell-style-name="ce3"/>
        <table:table-column table:style-name="co6" table:default-cell-style-name="ce3"/>
        <table:table-column table:style-name="co9" table:default-cell-style-name="ce3"/>
        <table:table-column table:style-name="co5" table:default-cell-style-name="ce3"/>
        <table:table-column table:style-name="co10" table:default-cell-style-name="ce3"/>
        <table:table-column table:style-name="co5" table:number-columns-repeated="1005" table:default-cell-style-name="ce3"/>
        <table:table-row table:style-name="ro1">
          <table:table-cell table:style-name="ce2" office:value-type="string" calcext:value-type="string" table:number-columns-spanned="3" table:number-rows-spanned="1">
            <text:p>input: PT1,TT1,P1</text:p>
          </table:table-cell>
          <table:covered-table-cell table:number-columns-repeated="2" table:style-name="Default"/>
          <table:table-cell table:style-name="Default" table:number-columns-repeated="2"/>
          <table:table-cell table:style-name="ce2" office:value-type="string" calcext:value-type="string" table:number-columns-spanned="14" table:number-rows-spanned="1">
            <text:p>Ideal gas normal shock relations</text:p>
          </table:table-cell>
          <table:covered-table-cell table:number-columns-repeated="13" table:style-name="Default"/>
          <table:table-cell table:style-name="Default"/>
          <table:table-cell table:style-name="ce2" office:value-type="string" calcext:value-type="string" table:number-columns-spanned="5" table:number-rows-spanned="1">
            <text:p>Non ideal normal shock</text:p>
          </table:table-cell>
          <table:covered-table-cell table:number-columns-repeated="4" table:style-name="Default"/>
          <table:table-cell table:style-name="Default" table:number-columns-repeated="999"/>
        </table:table-row>
        <table:table-row table:style-name="ro1">
          <table:table-cell office:value-type="string" calcext:value-type="string">
            <text:p>Pre-shock total pressure</text:p>
          </table:table-cell>
          <table:table-cell office:value-type="string" calcext:value-type="string">
            <text:p>Pre-shock temperature</text:p>
          </table:table-cell>
          <table:table-cell office:value-type="string" calcext:value-type="string">
            <text:p>Pre-shock static pressure</text:p>
          </table:table-cell>
          <table:table-cell office:value-type="string" calcext:value-type="string">
            <text:p>molar mass</text:p>
          </table:table-cell>
          <table:table-cell office:value-type="string" calcext:value-type="string">
            <text:p>gas contant</text:p>
          </table:table-cell>
          <table:table-cell office:value-type="string" calcext:value-type="string">
            <text:p>total enthalpy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enthalpy</text:p>
          </table:table-cell>
          <table:table-cell office:value-type="string" calcext:value-type="string">
            <text:p>velocity</text:p>
          </table:table-cell>
          <table:table-cell office:value-type="string" calcext:value-type="string">
            <text:p>speed sound</text:p>
          </table:table-cell>
          <table:table-cell office:value-type="string" calcext:value-type="string">
            <text:p>Mach</text:p>
          </table:table-cell>
          <table:table-cell office:value-type="string" calcext:value-type="string">
            <text:p>Pre-shock T</text:p>
          </table:table-cell>
          <table:table-cell office:value-type="string" calcext:value-type="string">
            <text:p>isobaric heat capacity</text:p>
          </table:table-cell>
          <table:table-cell office:value-type="string" calcext:value-type="string">
            <text:p>isochoric heat capacity</text:p>
          </table:table-cell>
          <table:table-cell office:value-type="string" calcext:value-type="string">
            <text:p>heat ratio</text:p>
          </table:table-cell>
          <table:table-cell office:value-type="string" calcext:value-type="string">
            <text:p>ratio of total P</text:p>
          </table:table-cell>
          <table:table-cell office:value-type="string" calcext:value-type="string">
            <text:p>Post-shock PT</text:p>
          </table:table-cell>
          <table:table-cell office:value-type="string" calcext:value-type="string">
            <text:p>shock loss</text:p>
          </table:table-cell>
          <table:table-cell office:value-type="string" calcext:value-type="string">
            <text:p>ratio of density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T1 (Pa)</text:p>
          </table:table-cell>
          <table:table-cell office:value-type="string" calcext:value-type="string">
            <text:p>TT1(K)</text:p>
          </table:table-cell>
          <table:table-cell office:value-type="string" calcext:value-type="string">
            <text:p>P1(Pa)</text:p>
          </table:table-cell>
          <table:table-cell office:value-type="string" calcext:value-type="string">
            <text:p>MM(kg/mol)</text:p>
          </table:table-cell>
          <table:table-cell office:value-type="string" calcext:value-type="string">
            <text:p>R(J/Kg K)</text:p>
          </table:table-cell>
          <table:table-cell office:value-type="string" calcext:value-type="string">
            <text:p>ht(J/kg)</text:p>
          </table:table-cell>
          <table:table-cell office:value-type="string" calcext:value-type="string">
            <text:p>s(J/kg/K)</text:p>
          </table:table-cell>
          <table:table-cell office:value-type="string" calcext:value-type="string">
            <text:p>h(J/kg)</text:p>
          </table:table-cell>
          <table:table-cell office:value-type="string" calcext:value-type="string">
            <text:p>U(m/s)</text:p>
          </table:table-cell>
          <table:table-cell office:value-type="string" calcext:value-type="string">
            <text:p>C(m/s)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T1(K)</text:p>
          </table:table-cell>
          <table:table-cell office:value-type="string" calcext:value-type="string">
            <text:p>cp(J/kg/K)</text:p>
          </table:table-cell>
          <table:table-cell office:value-type="string" calcext:value-type="string">
            <text:p>cv(J/kg/K)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PT2/PT1</text:p>
          </table:table-cell>
          <table:table-cell office:value-type="string" calcext:value-type="string">
            <text:p>PT2</text:p>
          </table:table-cell>
          <table:table-cell office:value-type="string" calcext:value-type="string">
            <text:p>Y(%)</text:p>
          </table:table-cell>
          <table:table-cell office:value-type="string" calcext:value-type="string">
            <text:p>rho2/rho1</text:p>
          </table:table-cell>
          <table:table-cell table:number-columns-repeated="1005"/>
        </table:table-row>
        <table:table-row table:style-name="ro2">
          <table:table-cell office:value-type="float" office:value="83894" calcext:value-type="float">
            <text:p>83894</text:p>
          </table:table-cell>
          <table:table-cell table:style-name="ce4" office:value-type="float" office:value="291.6" calcext:value-type="float">
            <text:p>291.6</text:p>
          </table:table-cell>
          <table:table-cell table:style-name="ce4" office:value-type="float" office:value="16765" calcext:value-type="float">
            <text:p>16765</text:p>
          </table:table-cell>
          <table:table-cell table:formula="of:=ORG.COOLPROP.WRAPPERS.LIBREOFFICE.CALCADDIN.PROPSSI(&quot;molar_mass&quot;;&quot;&quot;;0;&quot;&quot;;0;&quot;Nitrogen&quot;)" office:value-type="float" office:value="0.02801348" calcext:value-type="float">
            <text:p>0.02801348</text:p>
          </table:table-cell>
          <table:table-cell table:formula="of:=8.314/[.D4]" office:value-type="float" office:value="296.785690317661" calcext:value-type="float">
            <text:p>296.785690317661</text:p>
          </table:table-cell>
          <table:table-cell table:formula="of:=ORG.COOLPROP.WRAPPERS.LIBREOFFICE.CALCADDIN.PROPSSI(&quot;H&quot;;&quot;P&quot;;[.A4];&quot;T&quot;;[.B4];&quot;Nitrogen&quot;)" office:value-type="float" office:value="302487.084123754" calcext:value-type="float">
            <text:p>302487.084123754</text:p>
          </table:table-cell>
          <table:table-cell table:formula="of:=ORG.COOLPROP.WRAPPERS.LIBREOFFICE.CALCADDIN.PROPSSI(&quot;S&quot;;&quot;P&quot;;[.A4];&quot;T&quot;;[.B4];&quot;Nitrogen&quot;)" office:value-type="float" office:value="6868.31836526304" calcext:value-type="float">
            <text:p>6868.31836526304</text:p>
          </table:table-cell>
          <table:table-cell table:formula="of:=ORG.COOLPROP.WRAPPERS.LIBREOFFICE.CALCADDIN.PROPSSI(&quot;H&quot;;&quot;P&quot;;[.C4];&quot;S&quot;;[.G4];&quot;Nitrogen&quot;)" office:value-type="float" office:value="190829.323725826" calcext:value-type="float">
            <text:p>190829.323725826</text:p>
          </table:table-cell>
          <table:table-cell table:formula="of:=SQRT(2*([.F4]-[.H4]))" office:value-type="float" office:value="472.562716256642" calcext:value-type="float">
            <text:p>472.562716256642</text:p>
          </table:table-cell>
          <table:table-cell table:formula="of:=ORG.COOLPROP.WRAPPERS.LIBREOFFICE.CALCADDIN.PROPSSI(&quot;A&quot;;&quot;P&quot;;[.C4];&quot;S&quot;;[.G4];&quot;Nitrogen&quot;)" office:value-type="float" office:value="276.492576678572" calcext:value-type="float">
            <text:p>276.492576678572</text:p>
          </table:table-cell>
          <table:table-cell table:formula="of:=[.I4]/[.J4]" office:value-type="float" office:value="1.70913346728294" calcext:value-type="float">
            <text:p>1.70913346728294</text:p>
          </table:table-cell>
          <table:table-cell table:formula="of:=ORG.COOLPROP.WRAPPERS.LIBREOFFICE.CALCADDIN.PROPSSI(&quot;T&quot;;&quot;P&quot;;[.C4];&quot;S&quot;;[.G4];&quot;Nitrogen&quot;)" office:value-type="float" office:value="184.055581467383" calcext:value-type="float">
            <text:p>184.055581467383</text:p>
          </table:table-cell>
          <table:table-cell table:formula="of:=ORG.COOLPROP.WRAPPERS.LIBREOFFICE.CALCADDIN.PROPSSI(&quot;C&quot;;&quot;P&quot;;[.A4];&quot;T&quot;;[.L4];&quot;Nitrogen&quot;)" office:value-type="float" office:value="1043.58946326478" calcext:value-type="float">
            <text:p>1043.58946326478</text:p>
          </table:table-cell>
          <table:table-cell table:formula="of:=ORG.COOLPROP.WRAPPERS.LIBREOFFICE.CALCADDIN.PROPSSI(&quot;O&quot;;&quot;P&quot;;[.A4];&quot;T&quot;;[.L4];&quot;Nitrogen&quot;)" office:value-type="float" office:value="743.063574585889" calcext:value-type="float">
            <text:p>743.063574585889</text:p>
          </table:table-cell>
          <table:table-cell table:formula="of:=[.M4]/[.N4]" office:value-type="float" office:value="1.40444169107115" calcext:value-type="float">
            <text:p>1.40444169107115</text:p>
          </table:table-cell>
          <table:table-cell table:formula="of:=((([.O4]+1)*[.K4]*[.K4])/(([.O4]-1)*[.K4]*[.K4]+2))^([.O4]/([.O4]-1))*((([.O4]+1)/(2*[.O4]*[.K4]*[.K4]-[.O4]+1))^(1/([.O4]-1)))" office:value-type="float" office:value="0.852307421483337" calcext:value-type="float">
            <text:p>0.852307421483337</text:p>
          </table:table-cell>
          <table:table-cell table:formula="of:=[.P4]*[.A4]" office:value-type="float" office:value="71503.4788179231" calcext:value-type="float">
            <text:p>71503.4788179231</text:p>
          </table:table-cell>
          <table:table-cell table:formula="of:=([.A4]-[.Q4])/([.A4]-[.C4])*100" office:value-type="float" office:value="18.4577770890031" calcext:value-type="float">
            <text:p>18.4577770890031</text:p>
          </table:table-cell>
          <table:table-cell table:formula="of:=(([.O4]+1)*[.K4]*[.K4])/(([.O4]-1)*[.K4]*[.K4]+2)" office:value-type="float" office:value="2.20771942595502" calcext:value-type="float">
            <text:p>2.20771942595502</text:p>
          </table:table-cell>
          <table:table-cell table:number-columns-repeated="1005"/>
        </table:table-row>
        <table:table-row table:style-name="ro1">
          <table:table-cell table:style-name="Default" table:number-columns-repeated="6"/>
          <table:table-cell table:style-name="ce5"/>
          <table:table-cell table:style-name="Default"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3">00/00/0000</text:date>, <text:time style:data-style-name="N2" text:time-value="10:19:26.7299662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1T13:32:26.640881872</meta:creation-date>
    <dc:date>2022-05-13T10:23:16.364729490</dc:date>
    <meta:editing-duration>PT4H38M8S</meta:editing-duration>
    <meta:editing-cycles>46</meta:editing-cycles>
    <meta:generator>LibreOffice/6.1.5.2$Linux_X86_64 LibreOffice_project/10$Build-2</meta:generator>
    <meta:document-statistic meta:table-count="1" meta:cell-count="60" meta:object-count="0"/>
  </office:meta>
</office:document-meta>
</file>